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2fb" officeooo:paragraph-rsid="000652fb"/>
    </style:style>
    <style:style style:name="P2" style:family="paragraph" style:parent-style-name="Standard">
      <style:text-properties officeooo:rsid="00091076" officeooo:paragraph-rsid="00091076"/>
    </style:style>
    <style:style style:name="T1" style:family="text">
      <style:text-properties officeooo:rsid="0007a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ção do IP para o PHPMyAdmin</text:p>
      <text:p text:style-name="P1"><text:tab/>Endereço IPv4: 10.11.90.15</text:p>
      <text:p text:style-name="P1"><text:tab/>Gateway: 10.11.88.1</text:p>
      <text:p text:style-name="P1"><text:tab/>DNS: 192.168.1.4</text:p>
      <text:p text:style-name="P1"><text:tab/><text:tab/> <text:s text:c="3"/>10.11.88.16</text:p>
      <text:p text:style-name="P1"/>
      <text:p text:style-name="P1">Link de Acesso:</text:p>
      <text:p text:style-name="P1">escoladesaude.ufrn.br/phpmyadmin</text:p>
      <text:p text:style-name="P1"/>
      <text:p text:style-name="P1">Usuário: micheline</text:p>
      <text:p text:style-name="P1">Senha: pfnt3s,01</text:p>
      <text:p text:style-name="P1"/>
      <text:p text:style-name="P1">Banco de Dados</text:p>
      <text:p text:style-name="P1">sigep</text:p>
      <text:p text:style-name="P1"/>
      <text:p text:style-name="P1">Tabela do SIGEP</text:p>
      <text:p text:style-name="P1"/>
      <text:p text:style-name="P1">curso/</text:p>
      <text:p text:style-name="P1">disciplina/</text:p>
      <text:p text:style-name="P1">docente/</text:p>
      <text:p text:style-name="P1">feriado/ – não utilizada</text:p>
      <text:p text:style-name="P1">planejamento/</text:p>
      <text:p text:style-name="P1">turma/</text:p>
      <text:p text:style-name="P1">users/ - <text:span text:style-name="T1">Adiciona usuário que poderão acessar ao sistema de planejamento</text:span></text:p>
      <text:p text:style-name="P1"/>
      <text:p text:style-name="P1">Acesso ao SIGEP</text:p>
      <text:p text:style-name="P1"/>
      <text:p text:style-name="P1">escoladesaude.ufrn.br/planeja</text:p>
      <text:p text:style-name="P1"/>
      <text:p text:style-name="P2">Caminho na pasta do wordpress</text:p>
      <text:p text:style-name="P2"/>
      <text:p text:style-name="P2">wordpress/planeja/</text:p>
      <text:p text:style-name="P2"/>
      <text:p text:style-name="P2">wordpress/planeja/css – Estilos de todas as páginas</text:p>
      <text:p text:style-name="P2">wordpress/planeja/enviar – Função de conexão com o banco e filtros</text:p>
      <text:p text:style-name="P2">wordpress/planeja/editar – Função de conexão com o banco</text:p>
      <text:p text:style-name="P2">wordpress/planeja/deletar – Função de conexão com o banco</text:p>
      <text:p text:style-name="P2"/>
      <text:p text:style-name="P2">wordpress/planeja/classes/dbeditar – Função de alteração no banco</text:p>
      <text:p text:style-name="P2">wordpress/planeja/classes/dbexcluir – Função de alteração no banco</text:p>
      <text:p text:style-name="P2">wordpress/planeja/classes/dbenviar – Função de alteração no banco</text:p>
      <text:p text:style-name="P2"/>
      <text:p text:style-name="P2"/>
      <text:p text:style-name="P2">wordpress/planeja/classes/conexao – Função de conexão com o banco de dados</text:p>
      <text:p text:style-name="P2">wordpress/planeja/classes/fpdf – Classe de conversão de php para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09:29.607353217</meta:creation-date>
    <dc:date>2018-08-13T14:49:42.182495388</dc:date>
    <meta:editing-duration>PT19M52S</meta:editing-duration>
    <meta:editing-cycles>1</meta:editing-cycles>
    <meta:document-statistic meta:table-count="0" meta:image-count="0" meta:object-count="0" meta:page-count="1" meta:paragraph-count="32" meta:word-count="122" meta:character-count="1031" meta:non-whitespace-character-count="922"/>
    <meta:generator>LibreOffice/6.0.3.2$Linux_X86_64 LibreOffice_project/00m0$Build-2</meta:generator>
  </office:meta>
</office:document-meta>
</file>